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1ab3" officeooo:paragraph-rsid="00211ab3"/>
    </style:style>
    <style:style style:name="P2" style:family="paragraph" style:parent-style-name="Standard">
      <style:text-properties officeooo:rsid="00227e8a" officeooo:paragraph-rsid="00227e8a"/>
    </style:style>
    <style:style style:name="P3" style:family="paragraph" style:parent-style-name="Standard">
      <style:text-properties officeooo:rsid="00235db9" officeooo:paragraph-rsid="00235db9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text-align="start" style:justify-single-word="false" fo:orphans="2" fo:widows="2" fo:text-indent="0in" style:auto-text-indent="false" fo:background-color="#f5f5f5" fo:padding="0.0937in" fo:border="0.06pt solid #cccccc"/>
    </style:style>
    <style:style style:name="T1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<text:span text:style-name="T1">sudo </text:span></text:span><text:span text:style-name="Source_20_Text"><text:span text:style-name="T2">apt-get install docker-ce= 5:18.09.6~3-0~ubuntu-bionic docker-ce-cli=5:18.09.6~3-0~ubuntu-bionic <text:s/>containerd.io</text:span></text:span></text:p>
      <text:p text:style-name="Standard">java -Dspring.profiles.active=default -jar target/nwt-izostanak-service-0.0.1-SNAPSHOT.jar</text:p>
      <text:p text:style-name="P4"/>
      <text:p text:style-name="P1">Izostanak:</text:p>
      <text:p text:style-name="P1"/>
      <text:p text:style-name="P1">sudo docker build -f Dockerfile -t izostanak-service .</text:p>
      <text:p text:style-name="P1">sudo docker run --net=host izostanak-service</text:p>
      <text:p text:style-name="P1"/>
      <text:p text:style-name="P1">Upload:</text:p>
      <text:p text:style-name="P1">sudo docker build -f Dockerfile -t upload-service .</text:p>
      <text:p text:style-name="P1">sudo docker run --net=host upload-service</text:p>
      <text:p text:style-name="P1"/>
      <text:p text:style-name="P1">Gateway:</text:p>
      <text:p text:style-name="P1">sudo docker build --file=Dockerfile --tag=gateway:latest --rm=true .</text:p>
      <text:p text:style-name="P1">sudo docker run --net=host gateway</text:p>
      <text:p text:style-name="P1"/>
      <text:p text:style-name="P2">Ocjena:</text:p>
      <text:p text:style-name="P2">sudo docker build -f Dockerfile -t ocjena-service .</text:p>
      <text:p text:style-name="P2">sudo docker run --net=host ocjena-service</text:p>
      <text:p text:style-name="P1"/>
      <text:p text:style-name="P3">Eureka:</text:p>
      <text:p text:style-name="P3">sudo docker build --file=Dockerfile --tag=eureka-service:latest --rm=true .</text:p>
      <text:p text:style-name="P3">sudo docker run --name=eureka-service --publish=8761:8761 eureka-service:lat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18:48.787590366</meta:creation-date>
    <dc:date>2019-05-14T23:50:48.218288328</dc:date>
    <meta:editing-duration>PT3H41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92" meta:character-count="783" meta:non-whitespace-character-count="719"/>
  </office:meta>
</office:document-meta>
</file>